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716dd" officeooo:paragraph-rsid="000716dd"/>
    </style:style>
    <style:style style:name="P2" style:family="paragraph" style:parent-style-name="Text_20_body">
      <style:text-properties officeooo:rsid="000716dd" officeooo:paragraph-rsid="00072e19"/>
    </style:style>
    <style:style style:name="P3" style:family="paragraph" style:parent-style-name="Text_20_body">
      <style:text-properties officeooo:rsid="00072e19" officeooo:paragraph-rsid="00072e19"/>
    </style:style>
    <style:style style:name="T1" style:family="text">
      <style:text-properties officeooo:rsid="000716dd"/>
    </style:style>
    <style:style style:name="T2" style:family="text">
      <style:text-properties officeooo:rsid="00072e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F</text:span>irst there should be an introduction to Magnetars, then there will be four sub divisions of : Quant Finance, Research, NLP/ML and Publications and Conferences. then there comes projects related to every domain. </text:p>
      <text:p text:style-name="P2">The research <text:span text:style-name="T2">and publications and conferences</text:span> part include <text:span text:style-name="T2">these sub sections</text:span>: </text:p>
      <text:list text:style-name="L1">
        <text:list-item>
          <text:p text:style-name="P1">Astrophysics/ Astronomy</text:p>
        </text:list-item>
        <text:list-item>
          <text:p text:style-name="P1">Mathematics</text:p>
        </text:list-item>
        <text:list-item>
          <text:p text:style-name="P1">Machine Learning and NLP</text:p>
        </text:list-item>
      </text:list>
      <text:p text:style-name="P3"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9:41:54.625851609</meta:creation-date>
    <dc:date>2025-03-11T10:15:56.323296040</dc:date>
    <meta:editing-duration>PT11M15S</meta:editing-duration>
    <meta:editing-cycles>1</meta:editing-cycles>
    <meta:document-statistic meta:table-count="0" meta:image-count="0" meta:object-count="0" meta:page-count="1" meta:paragraph-count="6" meta:word-count="54" meta:character-count="353" meta:non-whitespace-character-count="304"/>
    <meta:generator>LibreOffice/24.2.7.2$Linux_X86_64 LibreOffice_project/420$Build-2</meta:generator>
  </office:meta>
</office:document-meta>
</file>